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688824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68882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88824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f416f" officeooo:paragraph-rsid="00643ca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0acb2" officeooo:paragraph-rsid="0070acb2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0acb2" officeooo:paragraph-rsid="0075d24a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6b17b" officeooo:paragraph-rsid="0076b17b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5d24a" officeooo:paragraph-rsid="0075d24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5d24a" officeooo:paragraph-rsid="0075d24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79447" officeooo:paragraph-rsid="0075d24a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97941" officeooo:paragraph-rsid="00797941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e11b" officeooo:paragraph-rsid="007ae11b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0acb2" officeooo:paragraph-rsid="0070acb2" style:font-name-asian="NSimSun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0acb2" officeooo:paragraph-rsid="0070acb2" style:font-size-asian="12pt" style:font-weight-asian="bold" style:font-size-complex="12pt" style:font-weight-complex="bold"/>
    </style:style>
    <style:style style:name="T1" style:family="text">
      <style:text-properties style:font-name="DejaVu Sans Condensed1" fo:font-size="12pt" fo:font-weight="bold" officeooo:rsid="00458b01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49207d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55015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70acb2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75d24a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DejaVu Sans Condensed" fo:font-weight="bold" style:font-name-asian="DejaVu Sans Condensed" style:font-weight-asian="bold" style:font-name-complex="DejaVu Sans Condensed" style:font-weight-complex="bold"/>
    </style:style>
    <style:style style:name="T10" style:family="text">
      <style:text-properties style:font-name-asian="NSimSun" style:font-name-complex="Arial1"/>
    </style:style>
    <style:style style:name="T11" style:family="text">
      <style:text-properties officeooo:rsid="0076c3bf"/>
    </style:style>
    <style:style style:name="T12" style:family="text">
      <style:text-properties officeooo:rsid="0079794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">1<text:span text:style-name="T7">xx</text:span> - Controls</text:p>
          </table:table-cell>
          <table:table-cell table:style-name="Table3.B1" office:value-type="string">
            <text:p text:style-name="P2">2xx - Ground</text:p>
          </table:table-cell>
          <table:table-cell table:style-name="Table3.C1" office:value-type="string">
            <text:p text:style-name="P2">3xx - Flight</text:p>
          </table:table-cell>
          <table:table-cell table:style-name="Table3.B1" office:value-type="string">
            <text:p text:style-name="P2">4xx - A2A</text:p>
          </table:table-cell>
          <table:table-cell table:style-name="Table3.B1" office:value-type="string">
            <text:p text:style-name="P2">5xx - A2G</text:p>
          </table:table-cell>
          <table:table-cell table:style-name="Table3.F1" office:value-type="string">
            <text:p text:style-name="P2">6xx - Misc</text:p>
          </table:table-cell>
        </table:table-row>
      </table:table>
      <text:p text:style-name="P3"><text:span text:style-name="T1">3</text:span><text:span text:style-name="T2">0</text:span><text:span text:style-name="T5">6</text:span><text:span text:style-name="T3"> - </text:span><text:span text:style-name="T4">Flight - </text:span><text:span text:style-name="T5">TAD page</text:span><text:span text:style-name="T6">, SADL</text:span></text:p>
      <text:p text:style-name="P4"/>
      <text:p text:style-name="P14">TAD page (Tactical Awareness Display) -- WIP</text:p>
      <text:list xml:id="list539683634" text:style-name="L1">
        <text:list-item>
          <text:p text:style-name="P5">Control "<text:span text:style-name="T8">+</text:span>" cursor with TDC ministick.</text:p>
        </text:list-item>
        <text:list-item>
          <text:p text:style-name="P5">Elongated diamond "<text:span text:style-name="T9">◊</text:span><text:span text:style-name="T10">" shows where TPOD is pointing.</text:span></text:p>
        </text:list-item>
        <text:list-item>
          <text:p text:style-name="P13"/>
        </text:list-item>
        <text:list-item>
          <text:p text:style-name="P5">Controls, with TAD page as SOI:</text:p>
          <text:list>
            <text:list-item>
              <text:p text:style-name="P5">DMS up/down ... Zoom in/out</text:p>
            </text:list-item>
            <text:list-item>
              <text:p text:style-name="P5">DMS right ... Toggle centered/decentered</text:p>
            </text:list-item>
            <text:list-item>
              <text:p text:style-name="P7"><text:span text:style-name="T12">TMS</text:span> left long ... Toggle broadcasting SPI (R1 OSB shows SPI ON/OFF)<text:span text:style-name="T11"> (works in all SOI)</text:span></text:p>
              <text:list>
                <text:list-item>
                  <text:p text:style-name="P12">NOTE In A-10C, this is DMS left long.</text:p>
                </text:list-item>
              </text:list>
            </text:list-item>
            <text:list-item>
              <text:p text:style-name="P6">Forward Thumb Button short ... Cycle "EXP" zoom in on cursor location</text:p>
              <text:list>
                <text:list-item>
                  <text:p text:style-name="P8">Sets map to North Up while in EXP mode.</text:p>
                </text:list-item>
                <text:list-item>
                  <text:p text:style-name="P8">Regular Zoom controls remain active, and moving TDC ministick slews the whole map view.</text:p>
                </text:list-item>
              </text:list>
            </text:list-item>
            <text:list-item>
              <text:p text:style-name="P5">TMS forward ... Hook symbol under cursor</text:p>
            </text:list-item>
            <text:list-item>
              <text:p text:style-name="P5">TMS back ... Unhook</text:p>
            </text:list-item>
            <text:list-item>
              <text:p text:style-name="P5">TMS forward long ... Set hooked symbol as SPI</text:p>
            </text:list-item>
            <text:list-item>
              <text:p text:style-name="P5">TMS right ... Drop markpoint at cursor (you can then hook it and set it as SPI<text:span text:style-name="T12">, or see below</text:span>)</text:p>
            </text:list-item>
            <text:list-item>
              <text:p text:style-name="P11">TMS right long ... Set last markpoint as SPI</text:p>
            </text:list-item>
          </text:list>
        </text:list-item>
        <text:list-item>
          <text:p text:style-name="P8">OSBs:</text:p>
          <text:list>
            <text:list-item>
              <text:p text:style-name="P8">T1 ... Go to options page.</text:p>
            </text:list-item>
            <text:list-item>
              <text:p text:style-name="P8">T2-T5 ... Set preconfigured display settings.</text:p>
            </text:list-item>
            <text:list-item>
              <text:p text:style-name="P8">L1 ... Cycles map modes. <text:s/>AUTO=Map changes based on zoom level. <text:s/>MAN=Current map type is used for all zoom levels (allows zooming out further and still show map). <text:s/>OFF=Map off</text:p>
            </text:list-item>
            <text:list-item>
              <text:p text:style-name="P8">L3 ... Cycles relative bearing/distance shown in bottom right.</text:p>
              <text:list>
                <text:list-item>
                  <text:p text:style-name="P8">E.g. OWN/HOOK shows the bearing/distance FROM you TO the hook, while HOOK/OWN shows the bearing/distance FROM the hook TO you.</text:p>
                </text:list-item>
              </text:list>
            </text:list-item>
            <text:list-item>
              <text:p text:style-name="P8">L4 ... Adds the current SPI?? as a waypoint to your current flightplan.</text:p>
            </text:list-item>
            <text:list-item>
              <text:p text:style-name="P8">R1 ... ??</text:p>
            </text:list-item>
            <text:list-item>
              <text:p text:style-name="P8">R4 ... Cycles showing Lat/Long or MGRS coords.</text:p>
            </text:list-item>
            <text:list-item>
              <text:p text:style-name="P8">R5 ... NET page, set up your ownship and group network IDs, and send messages.</text:p>
            </text:list-item>
          </text:list>
        </text:list-item>
        <text:list-item>
          <text:p text:style-name="P8">Range shown in the upper right is the radius of the outer range ring.</text:p>
        </text:list-item>
      </text:list>
      <text:p text:style-name="P9"/>
      <text:p text:style-name="P10">SADL -- TO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2T21:01:31.012000000</dc:date>
    <meta:editing-duration>PT12H44M37S</meta:editing-duration>
    <meta:editing-cycles>9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6" meta:word-count="325" meta:character-count="1636" meta:non-whitespace-character-count="1370"/>
  </office:meta>
</office:document-meta>
</file>